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You wouldn't think that a cutting machine would be a big deal. I know that I didn't when I started working here. But then I actually used it. This machine is majestic. It's like having a ninja in the store, waiting to do precision slicing for us, except we know the cutting machine isn't plotting to kill us because we have to use both hands to make a cut. Post cards come out perfectly s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y Wyle</meta:initial-creator>
    <meta:creation-date>2012-03-24T00:10:42.82</meta:creation-date>
    <meta:document-statistic meta:table-count="0" meta:image-count="0" meta:object-count="0" meta:page-count="1" meta:paragraph-count="1" meta:word-count="75" meta:character-count="392"/>
    <dc:date>2012-03-26T14:45:46.55</dc:date>
    <dc:creator>Sy Wyle</dc:creator>
    <meta:editing-duration>P2DT12H19M40S</meta:editing-duration>
    <meta:editing-cycles>1</meta:editing-cycles>
    <meta:generator>OpenOffice.org/3.3$Win32 OpenOffice.org_project/330m20$Build-9567</meta:generator>
  </office:meta>
</office:document-meta>
</file>